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D Tot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</table:table>
      <table:table table:name="ID Blo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</table:table>
      <table:table table:name="ID Ite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" calcext:value-type="float">
            <text:p>916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19" calcext:value-type="float">
            <text:p>91619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office:value-type="float" office:value="91620" calcext:value-type="float">
            <text:p>9162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table:style-name="Default" office:value-type="float" office:value="50" calcext:value-type="float">
            <text:p>5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Workbench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3" calcext:value-type="float">
            <text:p>1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5" calcext:value-type="float">
            <text:p>105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3" calcext:value-type="float">
            <text:p>10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4" calcext:value-type="float">
            <text:p>1004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8:47:09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eresche</meta:initial-creator>
    <meta:creation-date>2019-09-12T17:55:30.847000000</meta:creation-date>
    <meta:generator>LibreOffice/6.2.1.2$Windows_X86_64 LibreOffice_project/7bcb35dc3024a62dea0caee87020152d1ee96e71</meta:generator>
    <dc:date>2019-09-13T19:26:53.166000000</dc:date>
    <dc:creator>Antoine Leresche</dc:creator>
    <meta:editing-duration>PT1H42M20S</meta:editing-duration>
    <meta:editing-cycles>183</meta:editing-cycles>
    <meta:document-statistic meta:table-count="3" meta:cell-count="1047" meta:object-count="0"/>
  </office:meta>
</office:document-meta>
</file>